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style:font-name="Courier New" style:font-name-asian="Courier New" style:font-name-complex="Courier New" fo:font-size="16pt" style:font-size-asian="16pt"/>
    </style:style>
    <style:style style:name="P3" style:parent-style-name="Normal" style:family="paragraph">
      <style:text-properties style:font-name="Courier New" style:font-name-asian="Courier New" style:font-name-complex="Courier New" fo:font-size="16pt" style:font-size-asian="16pt"/>
    </style:style>
    <style:style style:name="T4" style:parent-style-name="Fuentedepárrafopredeter." style:family="text">
      <style:text-properties style:font-name="Courier New" style:font-name-asian="Courier New" style:font-name-complex="Courier New" fo:font-size="16pt" style:font-size-asian="16pt"/>
    </style:style>
    <style:style style:name="T5" style:parent-style-name="Fuentedepárrafopredeter." style:family="text">
      <style:text-properties style:font-name="Courier New" style:font-name-asian="Courier New" style:font-name-complex="Courier New" fo:font-weight="bold" style:font-weight-asian="bold" fo:font-size="12pt" style:font-size-asian="12pt" style:text-underline-type="single" style:text-underline-style="solid" style:text-underline-width="auto" style:text-underline-mode="continuous" fo:language="en" fo:country="US"/>
    </style:style>
    <style:style style:name="P6" style:parent-style-name="Normal" style:family="paragraph">
      <style:text-properties fo:language="en" fo:country="US"/>
    </style:style>
    <style:style style:name="T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8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8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2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2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2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2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2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Fuentedepárrafopredeter." style:family="text">
      <style:text-properties style:font-name="Courier New" style:font-name-asian="Courier New" style:font-name-complex="Courier New" fo:language="en" fo:country="US"/>
    </style:style>
    <style:style style:name="T27" style:parent-style-name="Fuentedepárrafopredeter." style:family="text">
      <style:text-properties style:font-name="Courier New" style:font-name-asian="Courier New" style:font-name-complex="Courier New" fo:font-weight="bold" style:font-weight-asian="bold" fo:font-size="12pt" style:font-size-asian="12pt" style:text-underline-type="single" style:text-underline-style="solid" style:text-underline-width="auto" style:text-underline-mode="continuous" fo:language="en" fo:country="US"/>
    </style:style>
    <style:style style:name="P28" style:parent-style-name="Normal" style:family="paragraph">
      <style:text-properties fo:language="en" fo:country="US"/>
    </style:style>
    <style:style style:name="T2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8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3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4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4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4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4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4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4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4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T49" style:parent-style-name="Fuentedepárrafopredeter." style:family="text">
      <style:text-properties style:font-name="Courier New" style:font-name-asian="Courier New" style:font-name-complex="Courier New" fo:font-size="12pt" style:font-size-asian="12pt"/>
    </style:style>
    <style:style style:name="T50" style:parent-style-name="Fuentedepárrafopredeter." style:family="text">
      <style:text-properties style:font-name="Courier New" style:font-name-asian="Courier New" style:font-name-complex="Courier New" fo:font-weight="bold" style:font-weight-asian="bold" fo:font-size="12pt" style:font-size-asian="12pt" style:text-underline-type="single" style:text-underline-style="solid" style:text-underline-width="auto" style:text-underline-mode="continuous"/>
    </style:style>
    <style:style style:name="T51" style:parent-style-name="Fuentedepárrafopredeter." style:family="text">
      <style:text-properties style:font-name="Courier New" style:font-name-asian="Courier New" style:font-name-complex="Courier New" fo:font-size="12pt" style:font-size-asian="12pt"/>
    </style:style>
    <style:style style:name="T5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5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5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5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5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5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58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5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8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6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8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7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8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8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82" style:parent-style-name="Normal" style:family="paragraph">
      <style:text-properties fo:language="en" fo:country="US"/>
    </style:style>
    <style:style style:name="T8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8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85" style:parent-style-name="Normal" style:family="paragraph">
      <style:text-properties fo:language="en" fo:country="US"/>
    </style:style>
    <style:style style:name="P86" style:parent-style-name="Normal" style:family="paragraph">
      <style:text-properties fo:language="en" fo:country="US"/>
    </style:style>
    <style:style style:name="T87" style:parent-style-name="Fuentedepárrafopredeter." style:family="text">
      <style:text-properties style:font-name="Courier New" style:font-name-asian="Courier New" style:font-name-complex="Courier New" fo:font-weight="bold" style:font-weight-asian="bold" fo:font-size="12pt" style:font-size-asian="12pt" style:text-underline-type="single" style:text-underline-style="solid" style:text-underline-width="auto" style:text-underline-mode="continuous" fo:language="en" fo:country="US"/>
    </style:style>
    <style:style style:name="P88" style:parent-style-name="Normal" style:family="paragraph">
      <style:text-properties fo:language="en" fo:country="US"/>
    </style:style>
    <style:style style:name="T8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9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9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9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9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9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9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9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9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98" style:parent-style-name="Normal" style:family="paragraph">
      <style:text-properties fo:language="en" fo:country="US"/>
    </style:style>
    <style:style style:name="T9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0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01" style:parent-style-name="Fuentedepárrafopredeter." style:family="text">
      <style:text-properties style:font-name="Courier New" style:font-name-asian="Courier New" style:font-name-complex="Courier New" fo:font-size="12pt" style:font-size-asian="12pt"/>
    </style:style>
    <style:style style:name="T102" style:parent-style-name="Fuentedepárrafopredeter." style:family="text">
      <style:text-properties style:font-name="Courier New" style:font-name-asian="Courier New" style:font-name-complex="Courier New" fo:font-size="12pt" style:font-size-asian="12pt" style:text-underline-type="single" style:text-underline-style="solid" style:text-underline-width="auto" style:text-underline-mode="continuous"/>
    </style:style>
    <style:style style:name="T103" style:parent-style-name="Fuentedepárrafopredeter." style:family="text">
      <style:text-properties style:font-name="Courier New" style:font-name-asian="Courier New" style:font-name-complex="Courier New" fo:font-size="12pt" style:font-size-asian="12pt"/>
    </style:style>
    <style:style style:name="T10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0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0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0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108" style:parent-style-name="Normal" style:family="paragraph">
      <style:text-properties fo:language="en" fo:country="US"/>
    </style:style>
    <style:style style:name="T10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1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1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1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1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1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1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116" style:parent-style-name="Normal" style:family="paragraph">
      <style:text-properties fo:language="en" fo:country="US"/>
    </style:style>
    <style:style style:name="T117" style:parent-style-name="Fuentedepárrafopredeter." style:family="text">
      <style:text-properties style:font-name="Courier New" style:font-name-asian="Courier New" style:font-name-complex="Courier New" fo:font-weight="bold" style:font-weight-asian="bold" fo:font-size="12pt" style:font-size-asian="12pt" style:text-underline-type="single" style:text-underline-style="solid" style:text-underline-width="auto" style:text-underline-mode="continuous" fo:language="en" fo:country="US"/>
    </style:style>
    <style:style style:name="P118" style:parent-style-name="Normal" style:family="paragraph">
      <style:text-properties fo:language="en" fo:country="US"/>
    </style:style>
    <style:style style:name="T11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8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2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3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131" style:parent-style-name="Normal" style:family="paragraph">
      <style:text-properties fo:language="en" fo:country="US"/>
    </style:style>
    <style:style style:name="T13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133" style:parent-style-name="Normal" style:family="paragraph">
      <style:text-properties fo:language="en" fo:country="US"/>
    </style:style>
    <style:style style:name="T134" style:parent-style-name="Fuentedepárrafopredeter." style:family="text">
      <style:text-properties style:font-name="Courier New" style:font-name-asian="Courier New" style:font-name-complex="Courier New" fo:font-weight="bold" style:font-weight-asian="bold" fo:font-size="12pt" style:font-size-asian="12pt" style:text-underline-type="single" style:text-underline-style="solid" style:text-underline-width="auto" style:text-underline-mode="continuous" fo:language="en" fo:country="US"/>
    </style:style>
    <style:style style:name="T135" style:parent-style-name="Fuentedepárrafopredeter." style:family="text">
      <style:text-properties style:font-name="Courier New" style:font-name-asian="Courier New" style:font-name-complex="Courier New" fo:font-weight="bold" style:font-weight-asian="bold" fo:font-size="12pt" style:font-size-asian="12pt" fo:language="en" fo:country="US"/>
    </style:style>
    <style:style style:name="P136" style:parent-style-name="Normal" style:family="paragraph">
      <style:text-properties fo:language="en" fo:country="US"/>
    </style:style>
    <style:style style:name="T13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38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3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4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41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42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43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44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45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46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47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148" style:parent-style-name="Normal" style:family="paragraph">
      <style:text-properties fo:language="en" fo:country="US"/>
    </style:style>
    <style:style style:name="T149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T150" style:parent-style-name="Fuentedepárrafopredeter." style:family="text">
      <style:text-properties style:font-name="Courier New" style:font-name-asian="Courier New" style:font-name-complex="Courier New" fo:font-size="12pt" style:font-size-asian="12pt" fo:language="en" fo:country="US"/>
    </style:style>
    <style:style style:name="P151" style:parent-style-name="Normal" style:family="paragraph">
      <style:text-properties fo:language="en" fo:country="US"/>
    </style:style>
    <style:style style:name="P152" style:parent-style-name="Normal" style:family="paragraph">
      <style:text-properties fo:language="en" fo:country="US"/>
    </style:style>
    <style:style style:name="P153" style:parent-style-name="Normal" style:family="paragraph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P155" style:parent-style-name="Normal" style:family="paragraph">
      <style:text-properties fo:language="en" fo:country="US"/>
    </style:style>
    <style:style style:name="P156" style:parent-style-name="Normal" style:family="paragraph">
      <style:text-properties fo:language="en" fo:country="US"/>
    </style:style>
    <style:style style:name="P157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ext:p text:style-name="P2">SOLUCIONES PARA TRABAJAR EN CLASE<text:s/></text:p>
      <text:p text:style-name="P3"/>
      <text:p text:style-name="Normal"><text:span text:style-name="T4">DIA 28-03-2022</text:span></text:p>
      <text:p text:style-name="Normal"/>
      <text:p text:style-name="Normal"><text:span text:style-name="T5">BOLETIN 1 - ACTIVIDAD 7</text:span></text:p>
      <text:p text:style-name="P6"/>
      <text:p text:style-name="Normal"><text:span text:style-name="T7">DELIMITER $$</text:span></text:p>
      <text:p text:style-name="Normal"><text:span text:style-name="T8">DROP FUNCTION IF EXISTS divisible;</text:span></text:p>
      <text:p text:style-name="Normal"><text:span text:style-name="T9">CREATE FUNCTION divisible(numero1 INT, numero2 INT)RETURNS BOOL</text:span></text:p>
      <text:p text:style-name="Normal"><text:span text:style-name="T10">BEGIN</text:span></text:p>
      <text:p text:style-name="Normal"><text:span text:style-name="T11"><text:tab/>DECLARE sol bool;</text:span></text:p>
      <text:p text:style-name="Normal"><text:span text:style-name="T12"><text:tab/>DECLARE resto INT;</text:span></text:p>
      <text:p text:style-name="Normal"><text:span text:style-name="T13"><text:tab/>SET<text:s/></text:span><text:span text:style-name="T14">resto=MOD (numero1,numero2);</text:span></text:p>
      <text:p text:style-name="Normal"><text:span text:style-name="T15"><text:tab/>IF(resto=0) THEN SET sol=TRUE;</text:span></text:p>
      <text:p text:style-name="Normal"><text:span text:style-name="T16"><text:tab/>ELSE</text:span></text:p>
      <text:p text:style-name="Normal"><text:span text:style-name="T17"><text:tab/></text:span><text:span text:style-name="T18"><text:tab/>SET sol=FALSE;</text:span></text:p>
      <text:p text:style-name="Normal"><text:span text:style-name="T19"><text:tab/>END IF;</text:span></text:p>
      <text:p text:style-name="Normal"><text:span text:style-name="T20"><text:tab/>RETURN sol;</text:span></text:p>
      <text:p text:style-name="Normal"><text:span text:style-name="T21"><text:tab/>END</text:span></text:p>
      <text:p text:style-name="Normal"><text:span text:style-name="T22"><text:tab/>$$</text:span></text:p>
      <text:p text:style-name="Normal"><text:span text:style-name="T23"><text:tab/></text:span></text:p>
      <text:p text:style-name="Normal"><text:span text:style-name="T24"><text:tab/>SELECT divisible(12,5)</text:span></text:p>
      <text:p text:style-name="P25"/>
      <text:p text:style-name="Normal"><text:span text:style-name="T26"><text:tab/></text:span></text:p>
      <text:p text:style-name="Normal"><text:span text:style-name="T27">BOLETIN 2 - ACTIVIDAD 1</text:span></text:p>
      <text:p text:style-name="P28"/>
      <text:p text:style-name="Normal"><text:span text:style-name="T29">DELIMITER $$</text:span></text:p>
      <text:p text:style-name="Normal"><text:span text:style-name="T30">DROP FUNCTION IF EXISTS diasemana2$$</text:span></text:p>
      <text:p text:style-name="Normal"><text:span text:style-name="T31">CREATE FUNCTION diasemana2(dia int) R</text:span><text:span text:style-name="T32">ETURNS CHAR(10)</text:span></text:p>
      <text:p text:style-name="Normal"><text:span text:style-name="T33">BEGIN</text:span></text:p>
      <text:p text:style-name="Normal"><text:span text:style-name="T34">DECLARE d char(10);</text:span></text:p>
      <text:p text:style-name="Normal"><text:span text:style-name="T35">IF dia=1 THEN SET d='Lunes';</text:span></text:p>
      <text:p text:style-name="Normal"><text:span text:style-name="T36">ELSEIF dia=2 THEN SET d='Martes';</text:span></text:p>
      <text:p text:style-name="Normal"><text:span text:style-name="T37">ELSEIF dia=3 THEN SET d='Miercoles';</text:span></text:p>
      <text:p text:style-name="Normal"><text:span text:style-name="T38">ELSEIF dia=4 THEN SET d='Jueves';</text:span></text:p>
      <text:p text:style-name="Normal"><text:span text:style-name="T39">ELSEIF dia=5 THEN SET d='Viernes';</text:span></text:p>
      <text:p text:style-name="Normal"><text:span text:style-name="T40">ELSEIF dia=6 THEN SET d='Sabado';</text:span></text:p>
      <text:p text:style-name="Normal"><text:span text:style-name="T41">ELSEIF dia=7 THEN SET d='Domingo';</text:span></text:p>
      <text:p text:style-name="Normal"><text:span text:style-name="T42">ELSE SET d='No valido';</text:span></text:p>
      <text:p text:style-name="Normal"><text:span text:style-name="T43">END IF;</text:span></text:p>
      <text:p text:style-name="Normal"><text:span text:style-name="T44">RETURN d;</text:span></text:p>
      <text:p text:style-name="Normal"><text:span text:style-name="T45">END</text:span></text:p>
      <text:p text:style-name="Normal"><text:span text:style-name="T46">$$</text:span></text:p>
      <text:p text:style-name="P47"/>
      <text:p text:style-name="P48"/>
      <text:p text:style-name="Normal"><text:span text:style-name="T49">SELECT diasemana(1);</text:span></text:p>
      <text:p text:style-name="Normal"/>
      <text:p text:style-name="Normal"/>
      <text:soft-page-break/>
      <text:p text:style-name="Normal"><text:span text:style-name="T50">BOLETIN 2 - ACTIVIDAD 2</text:span></text:p>
      <text:p text:style-name="Normal"/>
      <text:p text:style-name="Normal"><text:span text:style-name="T51">DELIMITER $$</text:span></text:p>
      <text:p text:style-name="Normal"><text:span text:style-name="T52">DROP FUNCTION IF EXISTS mayordetres$$</text:span></text:p>
      <text:p text:style-name="Normal"><text:span text:style-name="T53">CREATE FUNCTION mayordetres (uno INT,dos INT,tres INT) RETURNS INT</text:span></text:p>
      <text:p text:style-name="Normal"><text:span text:style-name="T54">BEGIN</text:span></text:p>
      <text:p text:style-name="Normal"><text:span text:style-name="T55"><text:tab/>DECLARE mayor INT;</text:span></text:p>
      <text:p text:style-name="Normal"><text:span text:style-name="T56"><text:tab/>IF uno&gt;dos THEN</text:span></text:p>
      <text:p text:style-name="Normal"><text:span text:style-name="T57"><text:tab/></text:span><text:span text:style-name="T58"><text:tab/></text:span><text:span text:style-name="T59"><text:tab/></text:span><text:span text:style-name="T60"><text:tab/></text:span><text:span text:style-name="T61"><text:tab/>IF uno&gt;tres THEN SET mayor=uno;</text:span></text:p>
      <text:p text:style-name="Normal"><text:span text:style-name="T62"><text:tab/></text:span><text:span text:style-name="T63"><text:tab/></text:span><text:span text:style-name="T64"><text:tab/></text:span><text:span text:style-name="T65"><text:tab/></text:span><text:span text:style-name="T66"><text:tab/>ELSE SET mayor=tres;</text:span></text:p>
      <text:p text:style-name="Normal"><text:span text:style-name="T67"><text:tab/></text:span><text:span text:style-name="T68"><text:tab/></text:span><text:span text:style-name="T69"><text:tab/></text:span><text:span text:style-name="T70"><text:tab/></text:span><text:span text:style-name="T71"><text:tab/>END IF;</text:span></text:p>
      <text:p text:style-name="Normal"><text:span text:style-name="T72"><text:tab/>ELSEIF dos&gt;tres THEN SET mayor=dos;</text:span></text:p>
      <text:p text:style-name="Normal"><text:span text:style-name="T73"><text:tab/></text:span><text:span text:style-name="T74"><text:tab/></text:span><text:span text:style-name="T75"><text:tab/>ELSE SET mayor=tres;</text:span></text:p>
      <text:p text:style-name="Normal"><text:span text:style-name="T76"><text:tab/></text:span><text:span text:style-name="T77"><text:tab/></text:span><text:span text:style-name="T78"><text:tab/>END IF;</text:span></text:p>
      <text:p text:style-name="Normal"><text:span text:style-name="T79"><text:tab/>RETURN mayor;</text:span></text:p>
      <text:p text:style-name="Normal"><text:span text:style-name="T80">END</text:span></text:p>
      <text:p text:style-name="Normal"><text:span text:style-name="T81">$$</text:span></text:p>
      <text:p text:style-name="P82"/>
      <text:p text:style-name="Normal"><text:span text:style-name="T83">SELECT<text:s/></text:span><text:span text:style-name="T84">mayordetres(5,8,3);</text:span></text:p>
      <text:p text:style-name="P85"/>
      <text:p text:style-name="P86"/>
      <text:p text:style-name="Normal"><text:span text:style-name="T87">BOLETIN 2 - ACTIVIDAD 3</text:span></text:p>
      <text:p text:style-name="P88"/>
      <text:p text:style-name="Normal"><text:span text:style-name="T89">DELIMITER $$</text:span></text:p>
      <text:p text:style-name="Normal"><text:span text:style-name="T90">DROP PROCEDURE IF EXISTS palindroma2$$</text:span></text:p>
      <text:p text:style-name="Normal"><text:span text:style-name="T91">CREATE PROCEDURE palindroma2(IN palabra char(15), OUT res bool)</text:span></text:p>
      <text:p text:style-name="Normal"><text:span text:style-name="T92">BEGIN</text:span></text:p>
      <text:p text:style-name="Normal"><text:span text:style-name="T93">IF palabra=REVERSE(palabra) THEN set res = TRUE;</text:span></text:p>
      <text:p text:style-name="Normal"><text:span text:style-name="T94">ELSE set res = FALSE;</text:span></text:p>
      <text:p text:style-name="Normal"><text:span text:style-name="T95">END IF;</text:span></text:p>
      <text:p text:style-name="Normal"><text:span text:style-name="T96">END</text:span></text:p>
      <text:p text:style-name="Normal"><text:span text:style-name="T97">$$</text:span></text:p>
      <text:p text:style-name="P98"/>
      <text:p text:style-name="Normal"><text:span text:style-name="T99">set @res=false;</text:span></text:p>
      <text:p text:style-name="Normal"><text:span text:style-name="T100">call palindroma2('AU', @res);</text:span></text:p>
      <text:p text:style-name="Normal"><text:span text:style-name="T101">select @res;</text:span></text:p>
      <text:p text:style-name="Normal"/>
      <text:p text:style-name="Normal"><text:span text:style-name="T102">ACTIVIDAD 3</text:span><text:span text:style-name="T103">: OTRA POSIBILIDAD (CON FUNCIÓN)</text:span></text:p>
      <text:p text:style-name="Normal"/>
      <text:p text:style-name="Normal"><text:span text:style-name="T104">DELIMITER $$</text:span></text:p>
      <text:p text:style-name="Normal"><text:span text:style-name="T105">DROP FUNCTION IF EXISTS palindroma$$</text:span></text:p>
      <text:p text:style-name="Normal"><text:span text:style-name="T106">CREATE FUNCTION palindroma(palabra VARCHAR(15)) RETURNS CHAR(2)</text:span></text:p>
      <text:p text:style-name="Normal"><text:span text:style-name="T107">BEGIN</text:span></text:p>
      <text:p text:style-name="P108"/>
      <text:p text:style-name="Normal"><text:span text:style-name="T109">IF<text:s/></text:span><text:span text:style-name="T110">palabra=REVERSE(palabra) THEN RETURN 'si';</text:span></text:p>
      <text:p text:style-name="Normal"><text:span text:style-name="T111">ELSE RETURN 'no';</text:span></text:p>
      <text:p text:style-name="Normal"><text:span text:style-name="T112">END IF;</text:span></text:p>
      <text:p text:style-name="Normal"><text:span text:style-name="T113">END</text:span></text:p>
      <text:soft-page-break/>
      <text:p text:style-name="Normal"><text:span text:style-name="T114">$$</text:span></text:p>
      <text:p text:style-name="Normal"><text:span text:style-name="T115">SELECT palindroma('louol');</text:span></text:p>
      <text:p text:style-name="P116"/>
      <text:p text:style-name="Normal"><text:span text:style-name="T117">BOLETIN 2 - ACTIVIDAD 4</text:span></text:p>
      <text:p text:style-name="P118"/>
      <text:p text:style-name="Normal"><text:span text:style-name="T119">DELIMITER $$</text:span></text:p>
      <text:p text:style-name="Normal"><text:span text:style-name="T120">DROP FUNCTION IF EXISTS ventas_prov_londres$$</text:span></text:p>
      <text:p text:style-name="Normal"><text:span text:style-name="T121">CREATE FUNCTION ventas_prov_londres() RETURNS int</text:span></text:p>
      <text:p text:style-name="Normal"><text:span text:style-name="T122">BEGIN</text:span></text:p>
      <text:p text:style-name="Normal"><text:span text:style-name="T123">DECLARE tot</text:span><text:span text:style-name="T124">al int;</text:span></text:p>
      <text:p text:style-name="Normal"><text:span text:style-name="T125">SELECT count(*) INTO total</text:span></text:p>
      <text:p text:style-name="Normal"><text:span text:style-name="T126">FROM ventas v JOIN proveedor pro ON v.codpro=pro.codpro</text:span></text:p>
      <text:p text:style-name="Normal"><text:span text:style-name="T127">WHERE pro.ciudad LIKE 'Londres';</text:span></text:p>
      <text:p text:style-name="Normal"><text:span text:style-name="T128">RETURN total;</text:span></text:p>
      <text:p text:style-name="Normal"><text:span text:style-name="T129">END</text:span></text:p>
      <text:p text:style-name="Normal"><text:span text:style-name="T130">$$</text:span></text:p>
      <text:p text:style-name="P131"/>
      <text:p text:style-name="Normal"><text:span text:style-name="T132">SELECT ventas_prov_londres();</text:span></text:p>
      <text:p text:style-name="P133"/>
      <text:p text:style-name="Normal"><text:span text:style-name="T134">ACTIVIDAD 4</text:span><text:span text:style-name="T135">: OTRA POSIBILIDAD<text:s/></text:span></text:p>
      <text:p text:style-name="P136"/>
      <text:p text:style-name="Normal"><text:span text:style-name="T137">DELIMITER $$</text:span></text:p>
      <text:p text:style-name="Normal"><text:span text:style-name="T138">DROP FUNCTION IF EXISTS<text:s/></text:span><text:span text:style-name="T139">ventas_prov_londres$$</text:span></text:p>
      <text:p text:style-name="Normal"><text:span text:style-name="T140">CREATE FUNCTION ventas_prov_londres() RETURNS int</text:span></text:p>
      <text:p text:style-name="Normal"><text:span text:style-name="T141">BEGIN</text:span></text:p>
      <text:p text:style-name="Normal"><text:span text:style-name="T142">DECLARE total int;</text:span></text:p>
      <text:p text:style-name="Normal"><text:span text:style-name="T143">SELECT count(*) INTO total FROM ventas v, proveedor pro</text:span></text:p>
      <text:p text:style-name="Normal"><text:span text:style-name="T144">WHERE v.codpro=pro.codpro AND pro.ciudad LIKE 'Londres';</text:span></text:p>
      <text:p text:style-name="Normal"><text:span text:style-name="T145">RETURN total;</text:span></text:p>
      <text:p text:style-name="Normal"><text:span text:style-name="T146">END</text:span></text:p>
      <text:p text:style-name="Normal"><text:span text:style-name="T147">$$</text:span></text:p>
      <text:p text:style-name="P148"/>
      <text:p text:style-name="Normal"><text:span text:style-name="T149">SELECT<text:s/></text:span><text:span text:style-name="T150">ventas_prov_londres();</text:span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Javier</meta:initial-creator>
    <dc:creator>javier alameda arenas</dc:creator>
    <meta:creation-date>2022-03-24T10:16:00Z</meta:creation-date>
    <dc:date>2022-03-24T10:16:00Z</dc:date>
    <meta:template xlink:href="Normal" xlink:type="simple"/>
    <meta:editing-cycles>2</meta:editing-cycles>
    <meta:editing-duration>PT60S</meta:editing-duration>
    <meta:document-statistic meta:page-count="3" meta:paragraph-count="4" meta:word-count="380" meta:character-count="2466" meta:row-count="17" meta:non-whitespace-character-count="2090"/>
  </office:meta>
</office:document-meta>
</file>